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80000009ABBA82A1A61346FB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  <style:text-properties style:font-name="Courier New" fo:font-size="16pt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reak-after="page"/>
      <style:text-properties style:font-name="Courier New" fo:font-size="16pt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7874in" svg:height="0.7874in" draw:z-index="2"><draw:image xlink:href="Pictures/10000201000000980000009ABBA82A1A61346FBC.png" xlink:type="simple" xlink:show="embed" xlink:actuate="onLoad" loext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4T15:31:28.469330851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6.4.7.2$Linux_X86_64 LibreOffice_project/40$Build-2</meta:generator>
  </office:meta>
</office:document-meta>
</file>